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officeooo:rsid="00211420" officeooo:paragraph-rsid="00211420" style:font-size-asian="12pt" style:font-size-complex="12pt"/>
    </style:style>
    <style:style style:name="P3" style:family="paragraph" style:parent-style-name="Standard">
      <style:text-properties style:font-name="DejaVu Sans Mono" fo:font-size="9pt" style:font-size-asian="9pt" style:font-size-complex="9pt"/>
    </style:style>
    <style:style style:name="P4" style:family="paragraph" style:parent-style-name="Standard">
      <style:text-properties style:font-name="DejaVu Sans Mono" fo:font-size="9pt" officeooo:rsid="001fa05b" officeooo:paragraph-rsid="001fa05b" style:font-size-asian="9pt" style:font-size-complex="9pt"/>
    </style:style>
    <style:style style:name="P5" style:family="paragraph" style:parent-style-name="Standard">
      <style:text-properties style:font-name="DejaVu Sans Mono" fo:font-size="9pt" officeooo:rsid="00206810" officeooo:paragraph-rsid="00206810" style:font-size-asian="9pt" style:font-size-complex="9pt"/>
    </style:style>
    <style:style style:name="P6" style:family="paragraph" style:parent-style-name="Standard">
      <style:text-properties style:font-name="DejaVu Sans Mono" fo:font-size="9pt" officeooo:rsid="00211420" officeooo:paragraph-rsid="00211420" style:font-size-asian="9pt" style:font-size-complex="9pt"/>
    </style:style>
    <style:style style:name="P7" style:family="paragraph" style:parent-style-name="Title">
      <style:text-properties style:font-name="DejaVu Sans Mono" fo:font-size="12pt" style:font-size-asian="12pt" style:font-size-complex="12pt"/>
    </style:style>
    <style:style style:name="P8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20681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29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.11 BSD on <text:span text:style-name="T5">PiDP-11</text:span></text:p>
      <text:p text:style-name="P7">Add a new user</text:p>
      <text:p text:style-name="P1"/>
      <text:p text:style-name="P4">Login as root. Make an entry in /etc/passwd, using the special vipw version of the vi editor. <text:span text:style-name="T1">firstname</text:span> is the first name of the user, <text:span text:style-name="T1">fullname</text:span> is the full name.</text:p>
      <text:p text:style-name="P3"/>
      <text:p text:style-name="P3"><text:s text:c="3"/>vipw</text:p>
      <text:p text:style-name="P3"/>
      <text:p text:style-name="P4">I propose to use the following line:</text:p>
      <text:p text:style-name="P4"/>
      <text:p text:style-name="P4"><text:s text:c="3"/><text:span text:style-name="T1">firstname</text:span>::201:20::::<text:span text:style-name="T1">fullname</text:span>:/home/<text:span text:style-name="T1">firstname</text:span>:/bin/tcsh <text:s/></text:p>
      <text:p text:style-name="P4"/>
      <text:p text:style-name="P4">Make a home directory for your user:</text:p>
      <text:p text:style-name="P4"/>
      <text:p text:style-name="P4"><text:s text:c="3"/>cd /home</text:p>
      <text:p text:style-name="P4"><text:s text:c="3"/>mkdir <text:span text:style-name="T1">firstname</text:span></text:p>
      <text:p text:style-name="P4"><text:s text:c="3"/>chown <text:span text:style-name="T1">firstname</text:span> <text:span text:style-name="T1">firstname</text:span></text:p>
      <text:p text:style-name="P4"/>
      <text:p text:style-name="P4">Copy .login and .cshrc files into the home directory of the new user:</text:p>
      <text:p text:style-name="P4"/>
      <text:p text:style-name="P4"><text:s text:c="3"/>cd /home/user</text:p>
      <text:p text:style-name="P4"><text:s text:c="3"/>cp .* <text:s/>/home/<text:span text:style-name="T1">firstname</text:span></text:p>
      <text:p text:style-name="P4"><text:s text:c="3"/>cd /home/<text:span text:style-name="T1">firstname</text:span></text:p>
      <text:p text:style-name="P4"><text:s text:c="3"/>chown <text:span text:style-name="T1">firstname</text:span> <text:s/>.*</text:p>
      <text:p text:style-name="P4"/>
      <text:p text:style-name="P4">Edit the .login file to make a <text:span text:style-name="T3">nice</text:span> prompt:</text:p>
      <text:p text:style-name="P4"/>
      <text:p text:style-name="P4"><text:s text:c="3"/>vi .login</text:p>
      <text:p text:style-name="P4"/>
      <text:p text:style-name="P4">Change the set prompt... line to:</text:p>
      <text:p text:style-name="P4"/>
      <text:p text:style-name="P4"><text:s text:c="3"/>set prompt='%n@%m:%c$ '</text:p>
      <text:p text:style-name="P4"/>
      <text:p text:style-name="P4">Logout:</text:p>
      <text:p text:style-name="P4"/>
      <text:p text:style-name="P4"><text:s text:c="3"/>logout</text:p>
      <text:p text:style-name="P4"/>
      <text:p text:style-name="P4">Login as the newly created user, then change the password with</text:p>
      <text:p text:style-name="P4"/>
      <text:p text:style-name="P4"><text:s text:c="2"/>passwd</text:p>
      <text:p text:style-name="P4"/>
      <text:p text:style-name="P5">You are all set to work as the newly created user.</text:p>
      <text:p text:style-name="P5"/>
      <text:p text:style-name="P5"/>
      <text:p text:style-name="P2">Allowing <text:span text:style-name="T4">su root</text:span> for an experienced user:</text:p>
      <text:p text:style-name="P5"/>
      <text:p text:style-name="P6">If you want an experienced new user to be able to do a <text:span text:style-name="T4">su root</text:span>, you need to put him into the <text:span text:style-name="T4">wheel</text:span> group. He will still be restricted in normal use. Login as root, do a</text:p>
      <text:p text:style-name="P6"/>
      <text:p text:style-name="P6"><text:s text:c="2"/>vi /etc/group</text:p>
      <text:p text:style-name="P6"/>
      <text:p text:style-name="P6">and append <text:span text:style-name="T4">,firstname</text:span> to the <text:span text:style-name="T4">wheel</text:span> line, so that it ends now with <text:span text:style-name="T4">root,</text:span><text:span text:style-name="T2">firstname</text:span>, where <text:span text:style-name="T1">firstname</text:span> is the name of the experienced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20-11-24T18:47:43.825097720</dc:date>
    <meta:editing-duration>PT14M42S</meta:editing-duration>
    <meta:editing-cycles>4</meta:editing-cycles>
    <meta:document-statistic meta:table-count="0" meta:image-count="0" meta:object-count="0" meta:page-count="1" meta:paragraph-count="28" meta:word-count="198" meta:character-count="1151" meta:non-whitespace-character-count="937"/>
  </office:meta>
</office:document-meta>
</file>